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002cm" fo:margin-left="-1.526cm" fo:margin-top="0cm" fo:margin-bottom="0cm" table:align="left" style:writing-mode="page"/>
    </style:style>
    <style:style style:name="Tableau1.A" style:family="table-column">
      <style:table-column-properties style:column-width="3.043cm"/>
    </style:style>
    <style:style style:name="Tableau1.B" style:family="table-column">
      <style:table-column-properties style:column-width="4.318cm"/>
    </style:style>
    <style:style style:name="Tableau1.C" style:family="table-column">
      <style:table-column-properties style:column-width="7.67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26cm" fo:border="0.75pt solid #000000"/>
    </style:style>
    <style:style style:name="Tableau1.2" style:family="table-row">
      <style:table-row-properties style:min-row-height="1.58cm" fo:keep-together="auto"/>
    </style:style>
    <style:style style:name="Tableau1.3" style:family="table-row">
      <style:table-row-properties style:min-row-height="1.64cm" fo:keep-together="auto"/>
    </style:style>
    <style:style style:name="Tableau1.4" style:family="table-row">
      <style:table-row-properties style:min-row-height="1.508cm" fo:keep-together="auto"/>
    </style:style>
    <style:style style:name="Tableau1.5" style:family="table-row">
      <style:table-row-properties style:min-row-height="1.753cm" fo:keep-together="auto"/>
    </style:style>
    <style:style style:name="Tableau1.6" style:family="table-row">
      <style:table-row-properties style:min-row-height="1.947cm" fo:keep-together="auto"/>
    </style:style>
    <style:style style:name="Tableau2" style:family="table">
      <style:table-properties style:width="19.075cm" fo:margin-left="-1.489cm" fo:margin-top="0cm" fo:margin-bottom="0cm" table:align="left" style:writing-mode="page"/>
    </style:style>
    <style:style style:name="Tableau2.A" style:family="table-column">
      <style:table-column-properties style:column-width="4.595cm"/>
    </style:style>
    <style:style style:name="Tableau2.B" style:family="table-column">
      <style:table-column-properties style:column-width="5.532cm"/>
    </style:style>
    <style:style style:name="Tableau2.C" style:family="table-column">
      <style:table-column-properties style:column-width="8.948cm"/>
    </style:style>
    <style:style style:name="Tableau2.1" style:family="table-row">
      <style:table-row-properties style:min-row-height="0.721cm" fo:keep-together="auto"/>
    </style:style>
    <style:style style:name="Tableau2.A1" style:family="table-cell">
      <style:table-cell-properties style:vertical-align="middle" fo:padding="0.026cm" fo:border="0.75pt solid #000000"/>
    </style:style>
    <style:style style:name="Tableau2.2" style:family="table-row">
      <style:table-row-properties style:min-row-height="1.843cm" fo:keep-together="auto"/>
    </style:style>
    <style:style style:name="Tableau2.3" style:family="table-row">
      <style:table-row-properties style:min-row-height="2.201cm" fo:keep-together="auto"/>
    </style:style>
    <style:style style:name="Tableau2.4" style:family="table-row">
      <style:table-row-properties style:min-row-height="2.572cm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fo:font-weight="bold" officeooo:paragraph-rsid="000a77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ejaVu Sans" officeooo:paragraph-rsid="000a7740"/>
    </style:style>
    <style:style style:name="P4" style:family="paragraph" style:parent-style-name="Standard">
      <style:paragraph-properties fo:text-align="justify" style:justify-single-word="false"/>
      <style:text-properties style:font-name="DejaVu Sans"/>
    </style:style>
    <style:style style:name="P5" style:family="paragraph" style:parent-style-name="Standard">
      <style:paragraph-properties fo:text-align="start" style:justify-single-word="false"/>
      <style:text-properties style:font-name="DejaVu Sans"/>
    </style:style>
    <style:style style:name="P6" style:family="paragraph" style:parent-style-name="Standard">
      <style:paragraph-properties fo:text-align="justify" style:justify-single-word="false"/>
      <style:text-properties style:font-name="DejaVu Sans" officeooo:paragraph-rsid="00101b3e"/>
    </style:style>
    <style:style style:name="P7" style:family="paragraph">
      <loext:graphic-properties draw:fill="solid" draw:fill-color="#a0a0a0"/>
      <style:paragraph-properties fo:text-align="center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paragraph-rsid="00101b3e" style:font-size-asian="12pt" style:font-size-complex="12pt"/>
    </style:style>
    <style:style style:name="P9" style:family="paragraph" style:parent-style-name="Standard" style:list-style-name="WWNum12">
      <style:paragraph-properties fo:text-align="justify" style:justify-single-word="false"/>
      <style:text-properties style:font-name="DejaVu Sans"/>
    </style:style>
    <style:style style:name="P10" style:family="paragraph" style:parent-style-name="Standard" style:list-style-name="WWNum12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/>
    </style:style>
    <style:style style:name="P11" style:family="paragraph" style:parent-style-name="Standard" style:list-style-name="WWNum12">
      <style:paragraph-properties fo:text-align="justify" style:justify-single-word="false"/>
      <style:text-properties style:font-name="DejaVu Sans" fo:font-weight="bold" officeooo:paragraph-rsid="000e2572" style:font-weight-asian="bold" style:font-weight-complex="bold"/>
    </style:style>
    <style:style style:name="P12" style:family="paragraph" style:parent-style-name="Standard" style:list-style-name="WWNum12">
      <style:paragraph-properties fo:text-align="justify" style:justify-single-word="false"/>
      <style:text-properties style:font-name="DejaVu Sans" officeooo:paragraph-rsid="000e2b5e"/>
    </style:style>
    <style:style style:name="P13" style:family="paragraph" style:parent-style-name="Standard">
      <style:paragraph-properties fo:text-align="justify" style:justify-single-word="false"/>
      <style:text-properties style:font-name="DejaVu Sans" officeooo:paragraph-rsid="000e2b5e"/>
    </style:style>
    <style:style style:name="P14" style:family="paragraph" style:parent-style-name="Standard" style:list-style-name="WWNum13">
      <style:paragraph-properties fo:text-align="justify" style:justify-single-word="false"/>
      <style:text-properties style:font-name="DejaVu Sans"/>
    </style:style>
    <style:style style:name="P15" style:family="paragraph" style:parent-style-name="Standard" style:list-style-name="WWNum13">
      <style:paragraph-properties fo:text-align="justify" style:justify-single-word="false"/>
      <style:text-properties style:font-name="DejaVu Sans" officeooo:paragraph-rsid="000e2572"/>
    </style:style>
    <style:style style:name="P16" style:family="paragraph" style:parent-style-name="Standard" style:list-style-name="WWNum13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 officeooo:paragraph-rsid="0017c881"/>
    </style:style>
    <style:style style:name="P17" style:family="paragraph" style:parent-style-name="Standard">
      <style:paragraph-properties fo:text-align="justify" style:justify-single-word="false"/>
      <style:text-properties style:font-name="DejaVu Sans" officeooo:paragraph-rsid="000e2987"/>
    </style:style>
    <style:style style:name="P18" style:family="paragraph" style:parent-style-name="Standard" style:list-style-name="WWNum14">
      <style:paragraph-properties fo:text-align="justify" style:justify-single-word="false"/>
      <style:text-properties style:font-name="DejaVu Sans"/>
    </style:style>
    <style:style style:name="P19" style:family="paragraph" style:parent-style-name="Standard" style:list-style-name="WWNum14">
      <style:paragraph-properties fo:text-align="justify" style:justify-single-word="false"/>
      <style:text-properties style:font-name="DejaVu Sans" officeooo:paragraph-rsid="000e2572"/>
    </style:style>
    <style:style style:name="P20" style:family="paragraph" style:parent-style-name="Standard" style:list-style-name="WWNum14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/>
    </style:style>
    <style:style style:name="P21" style:family="paragraph" style:parent-style-name="Standard" style:list-style-name="WWNum15">
      <style:paragraph-properties fo:text-align="justify" style:justify-single-word="false"/>
      <style:text-properties style:font-name="DejaVu Sans"/>
    </style:style>
    <style:style style:name="P22" style:family="paragraph" style:parent-style-name="Standard" style:list-style-name="WWNum15">
      <style:paragraph-properties fo:text-align="justify" style:justify-single-word="false"/>
      <style:text-properties style:font-name="DejaVu Sans" officeooo:paragraph-rsid="000e2572"/>
    </style:style>
    <style:style style:name="P23" style:family="paragraph" style:parent-style-name="Standard" style:list-style-name="WWNum15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/>
    </style:style>
    <style:style style:name="P24" style:family="paragraph" style:parent-style-name="Standard" style:list-style-name="WWNum15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 officeooo:paragraph-rsid="0010d7cd"/>
    </style:style>
    <style:style style:name="P25" style:family="paragraph" style:parent-style-name="Standard">
      <style:paragraph-properties fo:text-align="justify" style:justify-single-word="false"/>
      <style:text-properties style:font-name="DejaVu Sans" officeooo:paragraph-rsid="0010d7cd"/>
    </style:style>
    <style:style style:name="P26" style:family="paragraph" style:parent-style-name="Standard" style:list-style-name="WWNum16">
      <style:paragraph-properties fo:text-align="justify" style:justify-single-word="false"/>
      <style:text-properties style:font-name="DejaVu Sans"/>
    </style:style>
    <style:style style:name="P27" style:family="paragraph" style:parent-style-name="Standard" style:list-style-name="WWNum16">
      <style:paragraph-properties fo:text-align="justify" style:justify-single-word="false"/>
      <style:text-properties style:font-name="DejaVu Sans" officeooo:paragraph-rsid="000e2572"/>
    </style:style>
    <style:style style:name="P28" style:family="paragraph" style:parent-style-name="Standard" style:list-style-name="WWNum16">
      <style:paragraph-properties fo:text-align="justify" style:justify-single-word="false">
        <style:tab-stops>
          <style:tab-stop style:position="3.872cm"/>
          <style:tab-stop style:position="3.896cm"/>
        </style:tab-stops>
      </style:paragraph-properties>
      <style:text-properties style:font-name="DejaVu Sans"/>
    </style:style>
    <style:style style:name="P29" style:family="paragraph" style:parent-style-name="Standard" style:list-style-name="WWNum17">
      <style:paragraph-properties fo:text-align="justify" style:justify-single-word="false"/>
      <style:text-properties style:font-name="DejaVu Sans"/>
    </style:style>
    <style:style style:name="P30" style:family="paragraph" style:parent-style-name="Standard" style:list-style-name="WWNum17">
      <style:paragraph-properties fo:text-align="justify" style:justify-single-word="false"/>
      <style:text-properties style:font-name="DejaVu Sans" officeooo:paragraph-rsid="000e2b5e"/>
    </style:style>
    <style:style style:name="P31" style:family="paragraph" style:parent-style-name="Standard" style:list-style-name="WWNum17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/>
    </style:style>
    <style:style style:name="P32" style:family="paragraph" style:parent-style-name="Standard" style:list-style-name="WWNum19">
      <style:paragraph-properties fo:text-align="justify" style:justify-single-word="false"/>
    </style:style>
    <style:style style:name="P33" style:family="paragraph" style:parent-style-name="Standard" style:list-style-name="WWNum19">
      <style:paragraph-properties fo:text-align="justify" style:justify-single-word="false"/>
      <style:text-properties style:font-name="DejaVu Sans" officeooo:paragraph-rsid="000e2b5e"/>
    </style:style>
    <style:style style:name="P34" style:family="paragraph" style:parent-style-name="Standard" style:list-style-name="WWNum19">
      <style:paragraph-properties fo:text-align="justify" style:justify-single-word="false"/>
      <style:text-properties style:font-name="DejaVu Sans"/>
    </style:style>
    <style:style style:name="P35" style:family="paragraph" style:parent-style-name="Standard" style:list-style-name="WWNum19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/>
    </style:style>
    <style:style style:name="P36" style:family="paragraph" style:parent-style-name="Standard" style:list-style-name="WWNum20">
      <style:paragraph-properties fo:text-align="justify" style:justify-single-word="false"/>
      <style:text-properties style:font-name="DejaVu Sans"/>
    </style:style>
    <style:style style:name="P37" style:family="paragraph" style:parent-style-name="Standard" style:list-style-name="WWNum20">
      <style:paragraph-properties fo:text-align="justify" style:justify-single-word="false"/>
      <style:text-properties style:font-name="DejaVu Sans" officeooo:paragraph-rsid="000e2b5e"/>
    </style:style>
    <style:style style:name="P38" style:family="paragraph" style:parent-style-name="Standard" style:list-style-name="WWNum20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/>
    </style:style>
    <style:style style:name="P39" style:family="paragraph" style:parent-style-name="Standard" style:list-style-name="WWNum21">
      <style:paragraph-properties fo:text-align="justify" style:justify-single-word="false"/>
      <style:text-properties style:font-name="DejaVu Sans"/>
    </style:style>
    <style:style style:name="P40" style:family="paragraph" style:parent-style-name="Standard" style:list-style-name="WWNum21">
      <style:paragraph-properties fo:text-align="justify" style:justify-single-word="false"/>
      <style:text-properties style:font-name="DejaVu Sans" officeooo:paragraph-rsid="000e2b5e"/>
    </style:style>
    <style:style style:name="P41" style:family="paragraph" style:parent-style-name="Standard" style:list-style-name="WWNum21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 officeooo:paragraph-rsid="000e2987"/>
    </style:style>
    <style:style style:name="P42" style:family="paragraph" style:parent-style-name="Standard">
      <style:paragraph-properties fo:text-align="justify" style:justify-single-word="false"/>
      <style:text-properties style:font-name="DejaVu Sans" fo:font-size="18pt" fo:font-weight="bold" officeooo:paragraph-rsid="000e2987" style:letter-kerning="false" style:font-name-asian="Times New Roman1" style:font-size-asian="18pt" style:language-asian="fr" style:country-asian="FR" style:font-weight-asian="bold" style:font-name-complex="Arial" style:font-size-complex="18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jaVu Sans" fo:font-size="12pt" officeooo:paragraph-rsid="001773f5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DejaVu Sans" officeooo:paragraph-rsid="001773f5"/>
    </style:style>
    <style:style style:name="P45" style:family="paragraph" style:parent-style-name="Standard" style:list-style-name="WWNum18">
      <style:paragraph-properties fo:text-align="justify" style:justify-single-word="false"/>
      <style:text-properties style:font-name="DejaVu Sans" officeooo:paragraph-rsid="001773f5"/>
    </style:style>
    <style:style style:name="P46" style:family="paragraph" style:parent-style-name="Standard" style:list-style-name="WWNum18">
      <style:paragraph-properties fo:text-align="justify" style:justify-single-word="false">
        <style:tab-stops>
          <style:tab-stop style:position="3.896cm"/>
        </style:tab-stops>
      </style:paragraph-properties>
      <style:text-properties style:font-name="DejaVu Sans" officeooo:paragraph-rsid="001773f5"/>
    </style:style>
    <style:style style:name="P47" style:family="paragraph" style:parent-style-name="Standard">
      <style:paragraph-properties fo:margin-top="0cm" fo:margin-bottom="0.494cm" style:contextual-spacing="false" fo:line-height="100%" fo:text-align="justify" style:justify-single-word="false"/>
      <style:text-properties style:font-name="DejaVu Sans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80c7"/>
    </style:style>
    <style:style style:name="T4" style:family="text">
      <style:text-properties fo:font-weight="normal" officeooo:rsid="001a69e0" style:font-weight-asian="normal" style:font-weight-complex="normal"/>
    </style:style>
    <style:style style:name="T5" style:family="text">
      <style:text-properties officeooo:rsid="001a69e0"/>
    </style:style>
    <style:style style:name="T6" style:family="text">
      <style:text-properties fo:font-weight="bold" officeooo:rsid="000c5702" style:font-weight-asian="bold" style:font-weight-complex="bold"/>
    </style:style>
    <style:style style:name="T7" style:family="text">
      <style:text-properties fo:font-weight="bold" officeooo:rsid="00101b3e" style:font-weight-asian="bold" style:font-weight-complex="bold"/>
    </style:style>
    <style:style style:name="T8" style:family="text">
      <style:text-properties officeooo:rsid="0017c88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officeooo:rsid="000e2572" style:font-weight-asian="bold" style:font-weight-complex="bold"/>
    </style:style>
    <style:style style:name="T11" style:family="text">
      <style:text-properties officeooo:rsid="000e2572"/>
    </style:style>
    <style:style style:name="T12" style:family="text">
      <style:text-properties fo:font-weight="normal" officeooo:rsid="000e2572" style:font-weight-asian="normal" style:font-weight-complex="normal"/>
    </style:style>
    <style:style style:name="T13" style:family="text">
      <style:text-properties officeooo:rsid="00101b3e"/>
    </style:style>
    <style:style style:name="T14" style:family="text">
      <style:text-properties fo:font-family="'DejaVu Serif'" style:font-family-generic="roman" style:font-pitch="variable" officeooo:rsid="00101b3e"/>
    </style:style>
    <style:style style:name="T15" style:family="text">
      <style:text-properties fo:font-weight="bold" officeooo:rsid="0010d7cd" style:font-weight-asian="bold" style:font-weight-complex="bold"/>
    </style:style>
    <style:style style:name="T16" style:family="text">
      <style:text-properties officeooo:rsid="0010d7cd"/>
    </style:style>
    <style:style style:name="T17" style:family="text">
      <style:text-properties fo:font-weight="normal" officeooo:rsid="0010d7cd" style:font-weight-asian="normal" style:font-weight-complex="normal"/>
    </style:style>
    <style:style style:name="T18" style:family="text">
      <style:text-properties fo:font-weight="bold" officeooo:rsid="001773f5" style:font-weight-asian="bold" style:font-weight-complex="bold"/>
    </style:style>
    <style:style style:name="T19" style:family="text">
      <style:text-properties style:font-name="DejaVu Sans" fo:font-weight="bold" style:font-weight-asian="bold" style:font-weight-complex="bold"/>
    </style:style>
    <style:style style:name="T20" style:family="text">
      <style:text-properties style:font-name="DejaVu Sans"/>
    </style:style>
    <style:style style:name="T21" style:family="text">
      <style:text-properties style:font-name="DejaVu Sans" officeooo:rsid="00133c3f"/>
    </style:style>
    <style:style style:name="T22" style:family="text">
      <style:text-properties officeooo:rsid="001494dd"/>
    </style:style>
    <style:style style:name="T23" style:family="text">
      <style:text-properties officeooo:rsid="0012357f"/>
    </style:style>
    <style:style style:name="T24" style:family="text">
      <style:text-properties officeooo:rsid="0012359e"/>
    </style:style>
    <style:style style:name="T25" style:family="text">
      <style:text-properties fo:font-weight="bold" style:letter-kerning="false" style:font-name-asian="Times New Roman1" style:language-asian="fr" style:country-asian="FR" style:font-weight-asian="bold" style:font-name-complex="Calibri1" style:font-weight-complex="bold"/>
    </style:style>
    <style:style style:name="T26" style:family="text">
      <style:text-properties style:letter-kerning="false" style:font-name-asian="Times New Roman1" style:language-asian="fr" style:country-asian="FR" style:font-name-complex="Calibri1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ssier de Projet : RETHAGON </text:span><text:span text:style-name="T2">(Backlog &amp; Spécifications)</text:span></text:p>
      <text:p text:style-name="P2">Architecture d<text:span text:style-name="T3">es</text:span> Backlog<text:span text:style-name="T3">s</text:span> :</text:p>
      <text:p text:style-name="P3">Le travail technique est structuré en <text:span text:style-name="T2">5 </text:span><text:span text:style-name="T4">e</text:span><text:span text:style-name="T2">pics majeurs</text:span>, reflétant le fonctionnement de la <text:span text:style-name="T5">dA</text:span>pp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4"><text:span text:style-name="T1">ID Epic</text:span></text:p>
            </table:table-cell>
            <table:table-cell table:style-name="Tableau1.A1" office:value-type="string">
              <text:p text:style-name="P4"><text:span text:style-name="T1">Titre de l'Epic</text:span></text:p>
            </table:table-cell>
            <table:table-cell table:style-name="Tableau1.A1" office:value-type="string">
              <text:p text:style-name="P4"><text:span text:style-name="T1">Description &amp; Objectifs</text:span></text:p>
            </table:table-cell>
          </table:table-row>
        </table:table-header-rows>
        <table:table-row table:style-name="Tableau1.2">
          <table:table-cell table:style-name="Tableau1.A1" office:value-type="string">
            <text:p text:style-name="P4"><text:span text:style-name="T1">E</text:span><text:span text:style-name="T6">pic </text:span><text:span text:style-name="T7">n°</text:span><text:span text:style-name="T1">1</text:span></text:p>
          </table:table-cell>
          <table:table-cell table:style-name="Tableau1.A1" office:value-type="string">
            <text:p text:style-name="P5"><text:span text:style-name="T1">On</text:span><text:span text:style-name="T6">boarding</text:span><text:span text:style-name="T1"> &amp; W</text:span><text:span text:style-name="T6">allet</text:span></text:p>
          </table:table-cell>
          <table:table-cell table:style-name="Tableau1.A1" office:value-type="string">
            <text:p text:style-name="P4">Création d<text:span text:style-name="T3">es</text:span> comptes <text:span text:style-name="T3">joueur ou a</text:span>rtiste, connexion Web3 et gestion des soldes (AURA/USDC).</text:p>
          </table:table-cell>
        </table:table-row>
        <table:table-row table:style-name="Tableau1.3">
          <table:table-cell table:style-name="Tableau1.A1" office:value-type="string">
            <text:p text:style-name="P6"><text:span text:style-name="T1">E</text:span><text:span text:style-name="T6">pic </text:span><text:span text:style-name="T7">n°</text:span><text:span text:style-name="T1">2</text:span></text:p>
          </table:table-cell>
          <table:table-cell table:style-name="Tableau1.A1" office:value-type="string">
            <text:p text:style-name="P5"><text:span text:style-name="T1">Événements, Artistes &amp; NFT</text:span><text:span text:style-name="T6">s</text:span></text:p>
          </table:table-cell>
          <table:table-cell table:style-name="Tableau1.A1" office:value-type="string">
            <text:p text:style-name="P4">Gestion des battles, vente des billets (Accès + Vote) et gestion des actifs artistes (NFTs).</text:p>
          </table:table-cell>
        </table:table-row>
        <table:table-row table:style-name="Tableau1.4">
          <table:table-cell table:style-name="Tableau1.A1" office:value-type="string">
            <text:p text:style-name="P6"><text:span text:style-name="T1">E</text:span><text:span text:style-name="T6">pic </text:span><text:span text:style-name="T7">n°</text:span><text:span text:style-name="T1">3</text:span></text:p>
          </table:table-cell>
          <table:table-cell table:style-name="Tableau1.A1" office:value-type="string">
            <text:p text:style-name="P5"><text:span text:style-name="T1">Paris &amp; Mises</text:span></text:p>
          </table:table-cell>
          <table:table-cell table:style-name="Tableau1.A1" office:value-type="string">
            <text:p text:style-name="P4">Moteur de pari et prélèvement des frais protocolaires.</text:p>
          </table:table-cell>
        </table:table-row>
        <table:table-row table:style-name="Tableau1.5">
          <table:table-cell table:style-name="Tableau1.A1" office:value-type="string">
            <text:p text:style-name="P6"><text:span text:style-name="T1">E</text:span><text:span text:style-name="T6">pic </text:span><text:span text:style-name="T7">n°</text:span><text:span text:style-name="T1">4</text:span></text:p>
          </table:table-cell>
          <table:table-cell table:style-name="Tableau1.A1" office:value-type="string">
            <text:p text:style-name="P5"><text:span text:style-name="T1">Vote, Score ELO &amp; Gouvernance</text:span></text:p>
          </table:table-cell>
          <table:table-cell table:style-name="Tableau1.A1" office:value-type="string">
            <text:p text:style-name="P4">Algorithme de pondération des votes par la réputation (ELO) et résolution des conflits.</text:p>
          </table:table-cell>
        </table:table-row>
        <table:table-row table:style-name="Tableau1.6">
          <table:table-cell table:style-name="Tableau1.A1" office:value-type="string">
            <text:p text:style-name="P6"><text:span text:style-name="T1">E</text:span><text:span text:style-name="T6">pic </text:span><text:span text:style-name="T7">n°</text:span><text:span text:style-name="T1">5</text:span></text:p>
          </table:table-cell>
          <table:table-cell table:style-name="Tableau1.A1" office:value-type="string">
            <text:p text:style-name="P5"><text:span text:style-name="T1">C</text:span><text:span text:style-name="T6">onformité</text:span><text:span text:style-name="T1"> &amp; DeFi</text:span></text:p>
          </table:table-cell>
          <table:table-cell table:style-name="Tableau1.A1" office:value-type="string">
            <text:p text:style-name="P4">Structure juridique (SAS/iGaming) <text:span text:style-name="T8">&amp;</text:span> stratégie de rendement</text:p>
          </table:table-cell>
        </table:table-row>
      </table:table>
      <text:p text:style-name="P4"><draw:rect text:anchor-type="as-char" style:rel-width="100%" draw:z-index="0" draw:style-name="gr1" draw:text-style-name="P7" svg:width="0.003cm" svg:height="0.054cm"><text:p/></draw:rect></text:p>
      <text:p text:style-name="P1"><text:span text:style-name="T1">Détail des User Stories </text:span><text:span text:style-name="T2">(Spécifications Techniques)</text:span></text:p>
      <text:p text:style-name="P8"><text:span text:style-name="T1">EPIC</text:span><text:span text:style-name="T6"> </text:span><text:span text:style-name="T7">n°</text:span><text:span text:style-name="T1">1 : On</text:span><text:span text:style-name="T6">boarding</text:span><text:span text:style-name="T1"> &amp; W</text:span><text:span text:style-name="T6">allet</text:span></text:p>
      <text:p text:style-name="P4"><text:span text:style-name="T9">Cet Epic pose les fondations de l'accès et du modèle économique Dual-Token, en séparant strictement l'usage utilitaire (AURA) de l'usage monétaire (USDC).</text:span></text:p>
      <text:p text:style-name="P4"><text:span text:style-name="T1">U</text:span><text:span text:style-name="T10">ser </text:span><text:span text:style-name="T1">S</text:span><text:span text:style-name="T10">tory </text:span><text:span text:style-name="T1">- 1 : Création de compte </text:span><text:span text:style-name="T10">joueur</text:span></text:p>
      <text:list text:style-name="WWNum12">
        <text:list-item>
          <text:p text:style-name="P9"><text:span text:style-name="T1">Priorité :</text:span> High</text:p>
        </text:list-item>
        <text:list-item>
          <text:p text:style-name="P9"><text:span text:style-name="T1">Description :</text:span> En tant que Fan, je veux connecter mon wallet ou créer un compte social pour accéder aux marchés de prédiction <text:span text:style-name="T11">et aux cartes à l’effigie des rappeurs</text:span>.</text:p>
        </text:list-item>
        <text:list-item>
          <text:p text:style-name="P9"><text:span text:style-name="T1">Critères d'Acceptation :</text:span></text:p>
          <text:list>
            <text:list-item>
              <text:p text:style-name="P9">GIVEN : je suis sur la page d'inscription.</text:p>
            </text:list-item>
            <text:list-item>
              <text:p text:style-name="P9">WHEN : je choisis "Connect Wallet" ou "Google SSO".</text:p>
            </text:list-item>
            <text:list-item>
              <text:p text:style-name="P10">THEN<text:tab/>: mon profil Fan est créé et stocké en base de données.</text:p>
            </text:list-item>
          </text:list>
        </text:list-item>
        <text:list-item>
          <text:p text:style-name="P11">Definition of Done :</text:p>
          <text:p text:style-name="P12">Authentification Web3 fonctionnelle, signature du message vérifiée.</text:p>
        </text:list-item>
      </text:list>
      <text:p text:style-name="P13"/>
      <text:p text:style-name="P13"><text:soft-page-break/><text:span text:style-name="T1">U</text:span><text:span text:style-name="T10">ser </text:span><text:span text:style-name="T1">S</text:span><text:span text:style-name="T10">tory </text:span><text:span text:style-name="T1">- 2 : Création de compte Performeur </text:span><text:span text:style-name="T12">(Artiste)</text:span></text:p>
      <text:list text:style-name="WWNum13">
        <text:list-item>
          <text:p text:style-name="P14"><text:span text:style-name="T1">Description :</text:span> En tant que Rappeur, je veux créer un profil artiste officiel pour m'inscrire aux tournois et recevoir mes royalties.</text:p>
        </text:list-item>
        <text:list-item>
          <text:p text:style-name="P14"><text:span text:style-name="T1">Alignement Projet :</text:span> Le profil artiste constitue "l'actif sous-jacent" sur lequel les fans vont « investir ».</text:p>
        </text:list-item>
        <text:list-item>
          <text:p text:style-name="P15"><text:span text:style-name="T1">Critères d'Acceptation :</text:span></text:p>
          <text:list>
            <text:list-item>
              <text:p text:style-name="P14">WHEN : je soumets le formulaire d'inscription "Artiste".</text:p>
            </text:list-item>
            <text:list-item>
              <text:p text:style-name="P16">THEN<text:tab/>: un Dashboard spécifique "Artist Equity" est généré pour le suivi des performances.</text:p>
            </text:list-item>
          </text:list>
        </text:list-item>
      </text:list>
      <text:p text:style-name="P4"/>
      <text:p text:style-name="P17"><text:span text:style-name="T1">U</text:span><text:span text:style-name="T10">ser </text:span><text:span text:style-name="T1">S</text:span><text:span text:style-name="T10">tory </text:span><text:span text:style-name="T1">- 3 : Swap USDC ↔ AURA </text:span><text:span text:style-name="T2">(Le Stable Token)</text:span></text:p>
      <text:list text:style-name="WWNum14">
        <text:list-item>
          <text:p text:style-name="P18"><text:span text:style-name="T1">Description :</text:span> En tant qu'utilisateur, je veux échanger mes USDC contre des AURA (ratio 1:1) pour accéder aux services internes, sans que l'AURA ne soit un actif spéculatif.</text:p>
        </text:list-item>
        <text:list-item>
          <text:p text:style-name="P18"><text:span text:style-name="T1">Note Juridique :</text:span> L'AURA est conçu comme un jeton de <text:span text:style-name="T13">jeu</text:span> interne (non-MiCA) pour éviter la qualification de crypto-actif régulé.</text:p>
        </text:list-item>
        <text:list-item>
          <text:p text:style-name="P19"><text:span text:style-name="T1">Critères d'Acceptation :</text:span></text:p>
          <text:list>
            <text:list-item>
              <text:p text:style-name="P18">GIVEN : j'ai un solde positif en USDC.</text:p>
            </text:list-item>
            <text:list-item>
              <text:p text:style-name="P18">WHEN : je demande un swap de <text:span text:style-name="T14">n</text:span> USDC.</text:p>
            </text:list-item>
            <text:list-item>
              <text:p text:style-name="P20">THEN<text:tab/>: je reçois <text:span text:style-name="T14">n</text:span> AURA et mon solde USDC est débité.</text:p>
            </text:list-item>
          </text:list>
        </text:list-item>
      </text:list>
      <text:p text:style-name="P4"/>
      <text:p text:style-name="P8"><text:span text:style-name="T1">EPIC</text:span><text:span text:style-name="T6"> </text:span><text:span text:style-name="T7">n°</text:span><text:span text:style-name="T1">2 : Événements, Artistes &amp; NFT</text:span><text:span text:style-name="T15">s</text:span></text:p>
      <text:p text:style-name="P4"><text:span text:style-name="T9">Gestion de l'accès aux shows (Billets) et des actifs numériques (NFTs Artistes).</text:span></text:p>
      <text:p text:style-name="P17"><text:span text:style-name="T1">U</text:span><text:span text:style-name="T10">ser </text:span><text:span text:style-name="T1">S</text:span><text:span text:style-name="T10">tory </text:span><text:span text:style-name="T1">- 4 : Achat de Billet </text:span><text:span text:style-name="T2">(Accès &amp; Droit de Vote)</text:span></text:p>
      <text:list text:style-name="WWNum15">
        <text:list-item>
          <text:p text:style-name="P21"><text:span text:style-name="T1">Description :</text:span> En tant que spectateur, je veux acheter un <text:span text:style-name="T2">billet</text:span> pour l'événement, ce qui me donne l'accès au show <text:span text:style-name="T16">(en </text:span>physique) et me confère le droit de voter pour le gagnant.</text:p>
        </text:list-item>
        <text:list-item>
          <text:p text:style-name="P21"><text:span text:style-name="T1">Distinction Importante :</text:span> Le billet est un droit d'accès et de vote.</text:p>
        </text:list-item>
        <text:list-item>
          <text:p text:style-name="P22"><text:span text:style-name="T1">Critères d'Acceptation :</text:span></text:p>
          <text:list>
            <text:list-item>
              <text:p text:style-name="P21">WHEN : la transaction d'achat du billet est validée.</text:p>
            </text:list-item>
            <text:list-item>
              <text:p text:style-name="P23">THEN<text:tab/>: je reçois ma preuve d'accès (QR Code / Lien).</text:p>
            </text:list-item>
            <text:list-item>
              <text:p text:style-name="P24">AND<text:tab/>: <text:span text:style-name="T16">une fois le QR code scanné, </text:span>mon compte est crédité d'un <text:span text:style-name="T2">droit de vote</text:span> actif pour ce <text:span text:style-name="T16">battle</text:span> spécifique.</text:p>
            </text:list-item>
          </text:list>
        </text:list-item>
      </text:list>
      <text:p text:style-name="P25"/>
      <text:p text:style-name="P25"/>
      <text:p text:style-name="P17"><text:soft-page-break/><text:span text:style-name="T1">U</text:span><text:span text:style-name="T10">ser </text:span><text:span text:style-name="T1">S</text:span><text:span text:style-name="T10">tory </text:span><text:span text:style-name="T1">- 5 : Dashboard Artiste &amp; Métadonnées Dynamiques</text:span></text:p>
      <text:list text:style-name="WWNum16">
        <text:list-item>
          <text:p text:style-name="P26"><text:span text:style-name="T1">Description :</text:span> En tant qu'utilisateur, je veux voir les stats évolutives d'un artiste (Winrate, ELO) qui sont liées à sa <text:span text:style-name="T17">c</text:span><text:span text:style-name="T2">arte</text:span><text:span text:style-name="T1"> </text:span><text:span text:style-name="T2">NFT</text:span>.</text:p>
        </text:list-item>
        <text:list-item>
          <text:p text:style-name="P26"><text:span text:style-name="T1">Spécificité Technique :</text:span> Les métadonnées des NFTs artistes ne sont pas statiques ; elles évoluent avec les résultats des battles.</text:p>
        </text:list-item>
        <text:list-item>
          <text:p text:style-name="P27"><text:span text:style-name="T1">Critères d'Acceptation :</text:span></text:p>
          <text:list>
            <text:list-item>
              <text:p text:style-name="P26">WHEN : un battle est terminé et validé.</text:p>
            </text:list-item>
            <text:list-item>
              <text:p text:style-name="P28">THEN<text:tab/>: les statistiques affichées sur le Dashboard Artiste (et reflétées sur la Carte NFT) sont mises à jour.</text:p>
            </text:list-item>
          </text:list>
        </text:list-item>
      </text:list>
      <text:p text:style-name="P4"/>
      <text:p text:style-name="P8"><text:span text:style-name="T1">EPIC</text:span><text:span text:style-name="T6"> </text:span><text:span text:style-name="T7">n°</text:span><text:span text:style-name="T1">3 : Paris &amp; Mises</text:span></text:p>
      <text:p text:style-name="P4"><text:span text:style-name="T9">Le cœur du "Game Loop" : Engagement des fonds et gestion de la trésorerie protocolaire.</text:span></text:p>
      <text:p text:style-name="P17"><text:span text:style-name="T1">U</text:span><text:span text:style-name="T10">ser </text:span><text:span text:style-name="T1">S</text:span><text:span text:style-name="T10">tory </text:span><text:span text:style-name="T1">- 6 : Création et Confirmation de </text:span><text:span text:style-name="T15">p</text:span><text:span text:style-name="T1">ari</text:span><text:span text:style-name="T15">s</text:span></text:p>
      <text:list text:style-name="WWNum17">
        <text:list-item>
          <text:p text:style-name="P29"><text:span text:style-name="T1">Description :</text:span> En tant que parieur, je veux utiliser un slider pour répartir ma mise entre deux <text:span text:style-name="T16">artistes </text:span>et confirmer la transaction.</text:p>
        </text:list-item>
        <text:list-item>
          <text:p text:style-name="P30"><text:span text:style-name="T1">Critères d'Acceptation :</text:span></text:p>
          <text:list>
            <text:list-item>
              <text:p text:style-name="P29">GIVEN : un solde en AURA.</text:p>
            </text:list-item>
            <text:list-item>
              <text:p text:style-name="P29">WHEN : je mise <text:span text:style-name="T16">x</text:span>% sur <text:span text:style-name="T16">rapper#</text:span>A et <text:span text:style-name="T16">y</text:span>% sur <text:span text:style-name="T16">rapper#</text:span>B.</text:p>
            </text:list-item>
            <text:list-item>
              <text:p text:style-name="P31">THEN<text:tab/>: la transaction est validée et les fonds sont verrouillés dans le Smart Contract d<text:span text:style-name="T16">u</text:span> Battle.</text:p>
            </text:list-item>
          </text:list>
        </text:list-item>
      </text:list>
      <text:p text:style-name="P4"/>
      <text:p text:style-name="P8"><text:span text:style-name="T1">EPIC</text:span><text:span text:style-name="T6"> </text:span><text:span text:style-name="T7">n°</text:span><text:span text:style-name="T1">4 : Vote, Score ELO &amp; Gouvernance</text:span></text:p>
      <text:p text:style-name="P4"><text:span text:style-name="T9">Oracle Humain et la gouvernance décentralisée.</text:span></text:p>
      <text:p text:style-name="P17"><text:span text:style-name="T1">U</text:span><text:span text:style-name="T10">ser </text:span><text:span text:style-name="T1">S</text:span><text:span text:style-name="T10">tory </text:span><text:span text:style-name="T1">- </text:span><text:span text:style-name="T18">7</text:span><text:span text:style-name="T1"> : Vote Pondéré par Réputation </text:span><text:span text:style-name="T2">(Algorithme ELO)</text:span></text:p>
      <text:list text:style-name="WWNum19">
        <text:list-item>
          <text:p text:style-name="P32"><text:span text:style-name="T19">Description :</text:span><text:span text:style-name="T20"> En tant que </text:span><text:span text:style-name="T21">détenteur d’un droit de vote</text:span><text:span text:style-name="T20">, je </text:span><text:span text:style-name="T21">souhaite</text:span><text:span text:style-name="T20"> que le poids de mon vote soit proportionnel à mon score ELO, afin de garantir un verdict plus juste et fidèle à la performance des artistes.</text:span></text:p>
        </text:list-item>
        <text:list-item>
          <text:p text:style-name="P33"><text:span text:style-name="T1">Critères d'Acceptation :</text:span></text:p>
          <text:list>
            <text:list-item>
              <text:p text:style-name="P34">GIVEN : j'ai acheté un billet pour l'événement.</text:p>
            </text:list-item>
            <text:list-item>
              <text:p text:style-name="P35">AND<text:tab/>: mon score ELO de parieur est "Expert".</text:p>
            </text:list-item>
            <text:list-item>
              <text:p text:style-name="P34">WHEN : je vote pour un gagnant.</text:p>
            </text:list-item>
            <text:list-item>
              <text:p text:style-name="P35">THEN<text:tab/>: le poids de mon vote dans le résultat final est supérieur à celui d'un utilisateur novice.</text:p>
            </text:list-item>
          </text:list>
        </text:list-item>
      </text:list>
      <text:p text:style-name="P4"/>
      <text:p text:style-name="P17"><text:soft-page-break/><text:span text:style-name="T1">U</text:span><text:span text:style-name="T10">ser </text:span><text:span text:style-name="T1">S</text:span><text:span text:style-name="T10">tory </text:span><text:span text:style-name="T1">- </text:span><text:span text:style-name="T18">8</text:span><text:span text:style-name="T1"> : Droit de Contestation</text:span></text:p>
      <text:list text:style-name="WWNum20">
        <text:list-item>
          <text:p text:style-name="P36"><text:span text:style-name="T1">Description :</text:span> En tant que membre de la gouvernance (détenteur de tokens GOUV), je veux pouvoir contester un résultat suspect en <text:span text:style-name="T22">burnant</text:span> mes <text:span text:style-name="T22">GOUVs</text:span>.</text:p>
        </text:list-item>
        <text:list-item>
          <text:p text:style-name="P37"><text:span text:style-name="T1">Critères d'Acceptation :</text:span></text:p>
          <text:list>
            <text:list-item>
              <text:p text:style-name="P36">WHEN : une procédure de contestation est ouverte.</text:p>
            </text:list-item>
            <text:list-item>
              <text:p text:style-name="P38">THEN<text:tab/>: une période de dispute démarre, les fonds du pari sont gelés, et la DAO est sollicitée pour l'arbitrage.</text:p>
            </text:list-item>
          </text:list>
        </text:list-item>
      </text:list>
      <text:p text:style-name="P4"/>
      <text:p text:style-name="P17"><text:span text:style-name="T1">U</text:span><text:span text:style-name="T10">ser </text:span><text:span text:style-name="T1">S</text:span><text:span text:style-name="T10">tory </text:span><text:span text:style-name="T1">- </text:span><text:span text:style-name="T18">9</text:span><text:span text:style-name="T1"> : Distribution des Tokens de Gouvernance</text:span></text:p>
      <text:list text:style-name="WWNum21">
        <text:list-item>
          <text:p text:style-name="P39"><text:span text:style-name="T1">Description :</text:span> Distribuer le token GOUV selon deux méthodes : Lock d'AURA (veToken) ou <text:span text:style-name="T22">r</text:span>écompense <text:span text:style-name="T22">en fonction du s</text:span>core ELO.</text:p>
        </text:list-item>
        <text:list-item>
          <text:p text:style-name="P40"><text:span text:style-name="T1">Critères d'Acceptation :</text:span></text:p>
          <text:list>
            <text:list-item>
              <text:p text:style-name="P39"><text:span text:style-name="T22">WHEN :</text:span> l'utilisateur a un historique de vote fiable (ELO élevé).</text:p>
            </text:list-item>
            <text:list-item>
              <text:p text:style-name="P41">THEN<text:tab/>: il reçoit des tokens GOUV (format Soulbound/<text:span text:style-name="T22">n</text:span>on transférables) pour augmenter son influence future dans la gouvernance.</text:p>
            </text:list-item>
          </text:list>
        </text:list-item>
      </text:list>
      <text:p text:style-name="P42"/>
      <text:p text:style-name="P43"><text:span text:style-name="T1">EPIC</text:span><text:span text:style-name="T6"> </text:span><text:span text:style-name="T7">n°</text:span><text:span text:style-name="T18">5</text:span><text:span text:style-name="T1"> : C</text:span><text:span text:style-name="T6">onformité</text:span><text:span text:style-name="T1"> &amp; DeFi</text:span></text:p>
      <text:p text:style-name="P44"><text:span text:style-name="T1">U</text:span><text:span text:style-name="T10">ser </text:span><text:span text:style-name="T1">S</text:span><text:span text:style-name="T10">tory </text:span><text:span text:style-name="T1">- </text:span><text:span text:style-name="T18">10</text:span><text:span text:style-name="T1"> : Gestion des Frais et Stratégie DeFi </text:span><text:span text:style-name="T2">(Aave V3)</text:span></text:p>
      <text:list text:style-name="WWNum18">
        <text:list-item>
          <text:p text:style-name="P45"><text:span text:style-name="T1">Description :</text:span> En tant que Protocole, je veux prélever des frais sur les mises, <text:span text:style-name="T23">achats de billets et de cartes NFTs, puis</text:span> placer <text:span text:style-name="T23">une partie de </text:span>la trésorerie immobilisée pour générer du rendement.</text:p>
        </text:list-item>
        <text:list-item>
          <text:p text:style-name="P45"><text:span text:style-name="T1">Alignement Stratégique :</text:span> Les fonds ne doivent pas dormir.</text:p>
        </text:list-item>
        <text:list-item>
          <text:p text:style-name="P45"><text:span text:style-name="T1">Critères d'Acceptation :</text:span></text:p>
          <text:list>
            <text:list-item>
              <text:p text:style-name="P45">WHEN : l<text:span text:style-name="T23">a</text:span> pool de liquidité d'un événement est constitué, <text:span text:style-name="T23">un billet ou une carte NFT est achetée</text:span>.</text:p>
            </text:list-item>
            <text:list-item>
              <text:p text:style-name="P46">THEN<text:tab/>: une partie des fonds <text:span text:style-name="T23">destiné au protocole</text:span> est routé vers le protocole <text:span text:style-name="T2">Aave V3</text:span> pour générer <text:span text:style-name="T23">du</text:span> <text:span text:style-name="T23">rendements.</text:span></text:p>
            </text:list-item>
            <text:list-item>
              <text:p text:style-name="P46">AND<text:tab/>: des rendements sont générés et distribués <text:span text:style-name="T24">sous forme de GOUV </text:span>à la DAO du protocole <text:span text:style-name="T24">et aux utilisateurs avec un score ELO suffisant</text:span>.</text:p>
            </text:list-item>
          </text:list>
        </text:list-item>
      </text:list>
      <text:p text:style-name="P42"/>
      <text:p text:style-name="P42"/>
      <text:p text:style-name="P42"/>
      <text:p text:style-name="P42"><text:soft-page-break/>Analyse Juridique &amp; Risques </text:p>
      <text:p text:style-name="P47">Cette section démontre la maturité du projet et son alignement avec les tickets J<text:span text:style-name="T5">ira</text:span>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48"><text:span text:style-name="T25">Domaine de Risque</text:span></text:p>
            </table:table-cell>
            <table:table-cell table:style-name="Tableau2.A1" office:value-type="string">
              <text:p text:style-name="P48"><text:span text:style-name="T25">Problème Identifié</text:span></text:p>
            </table:table-cell>
            <table:table-cell table:style-name="Tableau2.A1" office:value-type="string">
              <text:p text:style-name="P48"><text:span text:style-name="T25">Solution Technique &amp; Juridique Retenue</text:span></text:p>
            </table:table-cell>
          </table:table-row>
        </table:table-header-rows>
        <table:table-row table:style-name="Tableau2.2">
          <table:table-cell table:style-name="Tableau2.A1" office:value-type="string">
            <text:p text:style-name="P48"><text:span text:style-name="T25">Régulation JONUM</text:span></text:p>
          </table:table-cell>
          <table:table-cell table:style-name="Tableau2.A1" office:value-type="string">
            <text:p text:style-name="P49"><text:span text:style-name="T26">Le gain en USDC qualifie le service de "Jeu d'argent" (Gambling).</text:span></text:p>
          </table:table-cell>
          <table:table-cell table:style-name="Tableau2.A1" office:value-type="string">
            <text:p text:style-name="P49"><text:span text:style-name="T25">Structure Offshore :</text:span><text:span text:style-name="T26"> Une société iGaming (Malte) est mandatée pour opérer spécifiquement les pools de paris.</text:span></text:p>
          </table:table-cell>
        </table:table-row>
        <table:table-row table:style-name="Tableau2.3">
          <table:table-cell table:style-name="Tableau2.A1" office:value-type="string">
            <text:p text:style-name="P48"><text:span text:style-name="T25">Régulation MiCA</text:span></text:p>
          </table:table-cell>
          <table:table-cell table:style-name="Tableau2.A1" office:value-type="string">
            <text:p text:style-name="P49"><text:span text:style-name="T26">Risque que le token AURA soit qualifié de "Crypto-actif" ou "Monnaie électronique".</text:span></text:p>
          </table:table-cell>
          <table:table-cell table:style-name="Tableau2.A1" office:value-type="string">
            <text:p text:style-name="P49"><text:span text:style-name="T25">Circuit Fermé :</text:span><text:span text:style-name="T26"> L'AURA est un jeton utilitaire interne (type "Casino Chip"), non échangeable hors de la plateforme.</text:span></text:p>
          </table:table-cell>
        </table:table-row>
        <table:table-row table:style-name="Tableau2.4">
          <table:table-cell table:style-name="Tableau2.A1" office:value-type="string">
            <text:p text:style-name="P48"><text:span text:style-name="T25">Propriété Intellectuelle</text:span></text:p>
          </table:table-cell>
          <table:table-cell table:style-name="Tableau2.A1" office:value-type="string">
            <text:p text:style-name="P49"><text:span text:style-name="T26">Besoin de crédibilité institutionnelle et gestion des contrats artistes.</text:span></text:p>
          </table:table-cell>
          <table:table-cell table:style-name="Tableau2.A1" office:value-type="string">
            <text:p text:style-name="P49"><text:span text:style-name="T25">SAS France :</text:span><text:span text:style-name="T26"> Une société française détient la marque, le code, la PI et signe les contrats avec les artistes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Calibri" fo:font-family="Calibri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amza Messaoudi</meta:initial-creator>
    <meta:editing-cycles>13</meta:editing-cycles>
    <meta:creation-date>2025-12-08T13:54:00</meta:creation-date>
    <dc:date>2025-12-09T15:52:49.809644532</dc:date>
    <meta:editing-duration>PT1H5M40S</meta:editing-duration>
    <meta:generator>LibreOffice/25.2.3.2$Linux_X86_64 LibreOffice_project/520$Build-2</meta:generator>
    <meta:document-statistic meta:table-count="2" meta:image-count="0" meta:object-count="0" meta:page-count="5" meta:paragraph-count="111" meta:word-count="1230" meta:character-count="6979" meta:non-whitespace-character-count="5913"/>
    <meta:user-defined meta:name="AppVersion">16.0000</meta:user-defined>
    <meta:template xlink:type="simple" xlink:actuate="onRequest" xlink:title="Normal.dotm" xlink:href=""/>
  </office:meta>
</office:document-meta>
</file>